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.9846in" fo:margin-right="0in" fo:text-indent="-0.4in" style:auto-text-indent="false"/>
    </style:style>
    <style:style style:name="P7" style:family="paragraph" style:parent-style-name="Text_20_body" style:list-style-name="L4"/>
    <style:style style:name="P8" style:family="paragraph" style:parent-style-name="Heading_20_2">
      <style:paragraph-properties fo:margin-left="0.9846in" fo:margin-right="0in" fo:text-indent="-0.4in" style:auto-text-indent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escópio Moderno 11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specificação de software</text:p>
      <text:p text:style-name="P1"/>
      <text:p text:style-name="P1"/>
      <text:p text:style-name="P1"/>
      <text:p text:style-name="P1"/>
      <text:p text:style-name="P1"/>
      <text:p text:style-name="P5">Change Log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Modificação</text:p>
          </table:table-cell>
          <table:table-cell table:style-name="Table1.C1" office:value-type="string">
            <text:p text:style-name="P11">Autor</text:p>
          </table:table-cell>
        </table:table-row>
        <table:table-row>
          <table:table-cell table:style-name="Table1.A2" office:value-type="string">
            <text:p text:style-name="P10">24/02/2011</text:p>
          </table:table-cell>
          <table:table-cell table:style-name="Table1.A2" office:value-type="string">
            <text:p text:style-name="P10">Criação do documento</text:p>
          </table:table-cell>
          <table:table-cell table:style-name="Table1.C2" office:value-type="string">
            <text:p text:style-name="P10">Marco Antonio Benatto</text:p>
          </table:table-cell>
        </table:table-row>
      </table:table>
      <text:p text:style-name="P1"/>
      <text:p text:style-name="P5">Abstract</text:p>
      <text:p text:style-name="P1"/>
      <text:p text:style-name="P2"><text:tab/>Este documento tem como objetivo de descrever a arquitetura de software e hardware, bem como as funcionalidades contidas nos mesmos.</text:p>
      <text:h text:style-name="P9" text:outline-level="1">Front-end gŕafico:</text:h>
      <text:p text:style-name="P4"><text:span text:style-name="T2"><text:tab/></text:span><text:span text:style-name="T1">Este será o módulo visível ao operador do telescópio. Consistirá de uma interface gráfica multiplataforma gerada utilizando a biblioteca grafica QT e com lógica desenvolvida na linguagem C++. </text:span></text:p>
      <text:p text:style-name="P4"><text:span text:style-name="T2"><text:tab/></text:span></text:p>
      <text:h text:style-name="P8" text:outline-level="2"><text:span text:style-name="T1">Componentes:</text:span></text:h>
      <text:p text:style-name="P6"><text:span text:style-name="T1"/></text:p>
      <text:p text:style-name="P6"><text:span text:style-name="T1"><text:tab/>Na tela principal do front-end constará um frame para a exibição do vídeo captado pela camera acoplada ao telescópio, a imagem será a mesma visão que o usuário teria utilizando a ocular do telescópio. Haverá também alguns parâmetros como:</text:span></text:p>
      <text:list xml:id="list470420633" text:style-name="L4">
        <text:list-item>
          <text:p text:style-name="P7"><text:span text:style-name="T1">Declinação em que o telescópio está apontando;</text:span></text:p>
        </text:list-item>
        <text:list-item>
          <text:p text:style-name="P7"><text:span text:style-name="T1">Ascenção Reta em que o telescópio está apontando;</text:span></text:p>
        </text:list-item>
        <text:list-item>
          <text:p text:style-name="P7"><text:span text:style-name="T1">Entrada para nova posição do teslescópio;</text:span></text:p>
        </text:list-item>
      </text:list>
      <text:p text:style-name="Text_20_body"><text:span text:style-name="T1"/></text:p>
      <text:p text:style-name="Text_20_body"><text:span text:style-name="T1"><text:tab/>Na parte de cima da tela haverá uma barra de menu, as opções para esta barra ainda não estão definidas, mas tratarão dos parâmetros da configuração das plataformas, processamento da imag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3T21:06:18</meta:creation-date>
    <dc:date>2011-02-24T23:27:35</dc:date>
    <meta:editing-duration>PT04H53M26S</meta:editing-duration>
    <meta:editing-cycles>3</meta:editing-cycles>
    <meta:generator>OpenOffice.org/3.2$Linux OpenOffice.org_project/320m12$Build-9483</meta:generator>
    <meta:document-statistic meta:table-count="1" meta:image-count="0" meta:object-count="0" meta:page-count="4" meta:paragraph-count="20" meta:word-count="164" meta:character-count="1065"/>
  </office:meta>
</office:document-meta>
</file>